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af6f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d486e" style:font-size-asian="12pt" style:font-size-complex="12pt"/>
    </style:style>
    <style:style style:name="P4" style:family="paragraph" style:parent-style-name="Text_20_body" style:list-style-name="L5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5" style:family="paragraph" style:parent-style-name="Text_20_body" style:list-style-name="L8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6" style:family="paragraph" style:parent-style-name="Text_20_body" style:list-style-name="L9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1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2" style:family="paragraph" style:parent-style-name="Text_20_body" style:list-style-name="L7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3" style:family="paragraph" style:parent-style-name="Text_20_body" style:list-style-name="L10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officeooo:rsid="0018252a"/>
    </style:style>
    <style:style style:name="T2" style:family="text">
      <style:text-properties officeooo:rsid="0018c268"/>
    </style:style>
    <style:style style:name="T3" style:family="text">
      <style:text-properties officeooo:rsid="00228fd4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24193352" text:style-name="L1">
        <text:list-header>
          <text:p text:style-name="P9"><text:s/><text:span text:style-name="T3">7.</text:span>Get 10 books which were taken by ‘BCA’ students</text:p>
        </text:list-header>
      </text:list>
      <text:p text:style-name="Standard"/>
      <text:p text:style-name="Standard"/>
      <text:p text:style-name="Standard"/>
      <text:p text:style-name="Standard">select books.book_name,students.student_course from students,Transactions,books where students.student_id=Transactions.student_id and Transactions.book_id=books.book_id and students.student_course='BCA';</text:p>
      <text:p text:style-name="Standard"><text:s text:c="3"/>book_name <text:s text:c="2"/>| student_course </text:p>
      <text:p text:style-name="Standard">---------------+----------------</text:p>
      <text:p text:style-name="Standard"><text:s/>The EMELYROSE | BCA</text:p>
      <text:p text:style-name="Standard"><text:s/>ROSE <text:s text:c="9"/>| BCA</text:p>
      <text:p text:style-name="Standard"/>
      <text:p text:style-name="Standard"/>
      <text:p text:style-name="Standard"/>
      <text:p text:style-name="Standard"/>
      <text:list xml:id="list955524322" text:style-name="L2">
        <text:list-header>
          <text:p text:style-name="P7"><text:s/><text:span text:style-name="T3">9.</text:span>Available books in library under ‘Fantasy’ type</text:p>
        </text:list-header>
      </text:list>
      <text:p text:style-name="Standard"/>
      <text:p text:style-name="Standard"/>
      <text:p text:style-name="Standard"/>
      <text:p text:style-name="Standard">select * from books where book_type='fantasy';</text:p>
      <text:p text:style-name="Standard"><text:s/>book_id | <text:s text:c="6"/>book_name <text:s text:c="6"/>| book_category | isbn_code | book_quantity | book_type | book_entey | <text:s text:c="2"/>book_author <text:s text:c="2"/>| volume | takeaway_period </text:p>
      <text:p text:style-name="Standard">---------+-----------------------+---------------+-----------+---------------+-----------+------------+-----------------+--------+-----------------</text:p>
      <text:p text:style-name="Standard"><text:s/>1 <text:s text:c="6"/>| The pilgrims progress | crime <text:s text:c="8"/>| 20 <text:s text:c="7"/>| <text:s text:c="12"/>5 | fantasy <text:s text:c="2"/>| 2022-03-20 | albertjamesrose | 2 <text:s text:c="5"/>| <text:s text:c="13"/>50</text:p>
      <text:p text:style-name="Standard"><text:s/>2 <text:s text:c="6"/>| The EMELYROSE <text:s text:c="8"/>| ROMANTIC <text:s text:c="5"/>| 21 <text:s text:c="7"/>| <text:s text:c="12"/>4 | fantasy <text:s text:c="2"/>| 2022-04-21 | johnjamessmith <text:s/>| 2 <text:s text:c="5"/>| <text:s text:c="13"/>40</text:p>
      <text:p text:style-name="Standard"><text:s/>4 <text:s text:c="6"/>| terminator <text:s text:c="11"/>| action <text:s text:c="7"/>| 24 <text:s text:c="7"/>| <text:s text:c="12"/>8 | fantasy <text:s text:c="2"/>| 2022-03-25 | sivi <text:s text:c="11"/>| 5 <text:s text:c="5"/>| <text:s text:c="13"/>25</text:p>
      <text:p text:style-name="Standard">(3 rows)</text:p>
      <text:p text:style-name="Standard"/>
      <text:p text:style-name="Standard"/>
      <text:p text:style-name="Standard"/>
      <text:p text:style-name="Standard"/>
      <text:list xml:id="list3100387214" text:style-name="L3">
        <text:list-header>
          <text:p text:style-name="P8"><text:span text:style-name="T3">8.</text:span>Search all books written by author ‘xxxxxx James xxxxx’</text:p>
        </text:list-header>
      </text:list>
      <text:p text:style-name="P2">select * from books where book_type='fantasy';</text:p>
      <text:p text:style-name="P2"><text:s/>book_id | <text:s text:c="6"/>book_name <text:s text:c="6"/>| book_category | isbn_code | book_quantity | book_type | book_entey | <text:s text:c="2"/>book_author <text:s text:c="2"/>| volume | takeaway_period </text:p>
      <text:p text:style-name="P2">---------+-----------------------+---------------+-----------+---------------+-----------+------------+-----------------+--------+-----------------</text:p>
      <text:p text:style-name="P2"><text:s/>1 <text:s text:c="6"/>| The pilgrims progress | crime <text:s text:c="8"/>| 20 <text:s text:c="7"/>| <text:s text:c="12"/>5 | fantasy <text:s text:c="2"/>| 2022-03-20 | albertjamesrose | 2 <text:s text:c="5"/>| <text:s text:c="13"/>50</text:p>
      <text:p text:style-name="P2"><text:s/>2 <text:s text:c="6"/>| The EMELYROSE <text:s text:c="8"/>| ROMANTIC <text:s text:c="5"/>| 21 <text:s text:c="7"/>| <text:s text:c="12"/>4 | fantasy <text:s text:c="2"/>| 2022-04-21 | johnjamessmith <text:s/>| 2 <text:s text:c="5"/>| <text:s text:c="13"/>40</text:p>
      <text:p text:style-name="P3"><text:s/>4 <text:s text:c="6"/>| terminator <text:s text:c="11"/>| action <text:s text:c="7"/>| 24 <text:s text:c="7"/>| <text:s text:c="12"/>8 | fantasy <text:s text:c="2"/>| 2022-03-25 | sivi <text:s text:c="11"/></text:p>
      <text:p text:style-name="P3">| 5 <text:s text:c="5"/>| <text:s text:c="13"/>25</text:p>
      <text:p text:style-name="P2">(3 rows)</text:p>
      <text:p text:style-name="P2"/>
      <text:p text:style-name="P2"/>
      <text:p text:style-name="P2"/>
      <text:p text:style-name="Standard"/>
      <text:p text:style-name="Standard"><text:soft-page-break/></text:p>
      <text:list xml:id="list1674948" text:style-name="L4">
        <text:list-header>
          <text:p text:style-name="P10"><text:s/><text:span text:style-name="T3">10.</text:span>Transactions with in the month of February</text:p>
        </text:list-header>
      </text:list>
      <text:p text:style-name="Standard"/>
      <text:p text:style-name="Standard"/>
      <text:p text:style-name="Standard"/>
      <text:p text:style-name="Standard">siviidb=# select * from Transactions where issued_on&lt;'2022-02-18';</text:p>
      <text:p text:style-name="Standard"><text:s/>trans_id | book_id | student_id | issued_on <text:s/>| returned_on | fine </text:p>
      <text:p text:style-name="Standard">----------+---------+------------+------------+-------------+------</text:p>
      <text:p text:style-name="Standard"><text:s/>4 <text:s text:c="7"/>| 4 <text:s text:c="6"/>| 4 <text:s text:c="9"/>| 2022-02-05 | 2022-02-15 <text:s/>| <text:s/>0.8</text:p>
      <text:p text:style-name="Standard"><text:s/>5 <text:s text:c="7"/>| 5 <text:s text:c="6"/>| 5 <text:s text:c="9"/>| 2022-02-09 | 2022-02-18 <text:s/>| <text:s/>0.9</text:p>
      <text:p text:style-name="Standard"><text:s/>6 <text:s text:c="7"/>| 6 <text:s text:c="6"/>| 6 <text:s text:c="9"/>| 2022-02-07 | 2022-02-16 <text:s/>| <text:s text:c="3"/>1</text:p>
      <text:p text:style-name="Standard">(3 rows)</text:p>
      <text:p text:style-name="Standard"/>
      <text:p text:style-name="Standard"/>
      <text:p text:style-name="Standard"/>
      <text:p text:style-name="Standard"/>
      <text:list xml:id="list3824793848" text:style-name="L5">
        <text:list-item>
          <text:p text:style-name="P4">Get all books which is issued after Mar 20th 2022</text:p>
        </text:list-item>
      </text:list>
      <text:p text:style-name="Standard"/>
      <text:p text:style-name="Standard"/>
      <text:p text:style-name="Standard">siviidb=# select * from Transactions where issued_on&gt;'2022-03-20';</text:p>
      <text:p text:style-name="Standard"><text:s/>trans_id | book_id | student_id | issued_on <text:s/>| returned_on | fine </text:p>
      <text:p text:style-name="Standard">----------+---------+------------+------------+-------------+------</text:p>
      <text:p text:style-name="Standard"><text:s/>1 <text:s text:c="7"/>| 1 <text:s text:c="6"/>| 1 <text:s text:c="9"/>| 2022-03-25 | 2022-04-25 <text:s/>| <text:s/>0.5</text:p>
      <text:p text:style-name="Standard"><text:s/>2 <text:s text:c="7"/>| 2 <text:s text:c="6"/>| 2 <text:s text:c="9"/>| 2022-03-27 | 2022-04-15 <text:s/>| <text:s/>0.6</text:p>
      <text:p text:style-name="Standard"><text:s/>3 <text:s text:c="7"/>| 3 <text:s text:c="6"/>| 3 <text:s text:c="9"/>| 2022-03-28 | 2022-04-18 <text:s/>| <text:s/>0.7</text:p>
      <text:p text:style-name="Standard">(3 rows)</text:p>
      <text:p text:style-name="Standard"/>
      <text:p text:style-name="Standard"/>
      <text:list xml:id="list3665791767" text:style-name="L6">
        <text:list-header>
          <text:p text:style-name="P11"><text:s/><text:span text:style-name="T3">2.</text:span>Get all Students list who have taken books but not yet returned.</text:p>
        </text:list-header>
      </text:list>
      <text:p text:style-name="P1"><text:s/></text:p>
      <text:p text:style-name="P1"/>
      <text:p text:style-name="P1">siviidb=# select * from Transactions where returned_on is null;</text:p>
      <text:p text:style-name="Standard"><text:s/>trans_id | book_id | student_id | issued_on <text:s/>| returned_on | fine </text:p>
      <text:p text:style-name="Standard">----------+---------+------------+------------+-------------+------</text:p>
      <text:p text:style-name="Standard"><text:s/>7 <text:s text:c="7"/>| 7 <text:s text:c="6"/>| 7 <text:s text:c="9"/>| 2022-05-20 | <text:s text:c="12"/>| <text:s text:c="3"/>8</text:p>
      <text:p text:style-name="Standard">(1 row)</text:p>
      <text:p text:style-name="Standard"/>
      <text:p text:style-name="Standard"/>
      <text:list xml:id="list446640651" text:style-name="L7">
        <text:list-header>
          <text:p text:style-name="P12"><text:s/><text:span text:style-name="T3">3.</text:span>Get live books available in Library ( i.e., except issued books )</text:p>
        </text:list-header>
      </text:list>
      <text:p text:style-name="Standard"/>
      <text:p text:style-name="Standard"/>
      <text:p text:style-name="Standard">siviidb=# select books.book_name from books,Transactions where books.book_id=Transactions.book_id and issued_on is null and returned_on is null;</text:p>
      <text:p text:style-name="Standard"><text:s/>book_name <text:s/></text:p>
      <text:p text:style-name="Standard">------------</text:p>
      <text:p text:style-name="Standard"><text:s/>terminator</text:p>
      <text:p text:style-name="Standard"><text:s/>ROSE</text:p>
      <text:p text:style-name="Standard"/>
      <text:p text:style-name="Standard"/>
      <text:p text:style-name="Standard"/>
      <text:p text:style-name="Standard"/>
      <text:p text:style-name="Standard"/>
      <text:list xml:id="list3266387391" text:style-name="L8">
        <text:list-header>
          <text:p text:style-name="P5"><text:soft-page-break/><text:span text:style-name="T3">4.</text:span>Get all reference books issued to students ( i.e., only issued books, but not returned yet )</text:p>
        </text:list-header>
      </text:list>
      <text:p text:style-name="Standard"/>
      <text:p text:style-name="Standard"/>
      <text:p text:style-name="Standard">siviidb=# select books.book_name,Transactions.issued_on,books.book_category <text:s/>from books,Transactions where books.book_id=Transactions.book_id and issued_on is Not null; </text:p>
      <text:p text:style-name="Standard"><text:s text:c="7"/>book_name <text:s text:c="6"/>| issued_on <text:s/>| book_category </text:p>
      <text:p text:style-name="Standard">-----------------------+------------+---------------</text:p>
      <text:p text:style-name="Standard"><text:s/>The pilgrims progress | 2022-03-25 | reference</text:p>
      <text:p text:style-name="Standard"><text:s/>The EMELYROSE <text:s text:c="8"/>| 2022-03-27 | reference</text:p>
      <text:p text:style-name="Standard">(2 rows)</text:p>
      <text:p text:style-name="Standard"/>
      <text:p text:style-name="Standard"/>
      <text:list xml:id="list2304830144" text:style-name="L9">
        <text:list-header>
          <text:p text:style-name="P6"><text:span text:style-name="T3">5.</text:span>Get all books which is with students more than the takeaway_period</text:p>
        </text:list-header>
      </text:list>
      <text:p text:style-name="Standard">siviidb=# <text:s text:c="19"/></text:p>
      <text:p text:style-name="Standard">select books.book_name,books.takeaway_period,Transactions.fine,Transactions.student_id from books,Transactions where books.book_id=Transactions.book_id and Transactions.fine&gt;0; </text:p>
      <text:p text:style-name="Standard"><text:s text:c="7"/>book_name <text:s text:c="6"/>| takeaway_period | fine | student_id </text:p>
      <text:p text:style-name="Standard">-----------------------+-----------------+------+------------</text:p>
      <text:p text:style-name="Standard"><text:s/>The pilgrims progress | <text:s text:c="13"/>50 | <text:s/>0.5 | 1</text:p>
      <text:p text:style-name="Standard"><text:s/>The EMELYROSE <text:s text:c="8"/>| <text:s text:c="13"/>40 | <text:s/>0.6 | 2</text:p>
      <text:p text:style-name="Standard"><text:s/>terminator <text:s text:c="11"/>| <text:s text:c="13"/>25 | <text:s/>0.8 | 4</text:p>
      <text:p text:style-name="Standard"><text:s/>ROSE <text:s text:c="17"/>| <text:s text:c="13"/>30 | <text:s/>0.9 | 5</text:p>
      <text:p text:style-name="Standard"><text:s/>ROSE <text:s text:c="17"/>| <text:s text:c="13"/>30 | <text:s text:c="2"/>30 | 2</text:p>
      <text:p text:style-name="Standard">(5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743738258" text:style-name="L10">
        <text:list-header>
          <text:p text:style-name="P13"><text:s text:c="2"/><text:span text:style-name="T3">6.</text:span>Get top 5 books which is circulating more in the Library</text:p>
        </text:list-header>
      </text:list>
      <text:p text:style-name="Standard"/>
      <text:p text:style-name="Standard"/>
      <text:p text:style-name="Standard"/>
      <text:p text:style-name="Standard">siviidb=# select books.book_name from books,Transactions where books.book_id=Transactions.book_id Group by books.book_name Having count(Transactions.book_id)&gt;1;</text:p>
      <text:p text:style-name="Standard"><text:s text:c="7"/>book_name <text:s text:c="6"/></text:p>
      <text:p text:style-name="Standard">-----------------------</text:p>
      <text:p text:style-name="Standard"><text:s/>believe in yourself</text:p>
      <text:p text:style-name="Standard"><text:s/>The EMELYROSE</text:p>
      <text:p text:style-name="Standard"><text:s/>The pilgrims progress</text:p>
      <text:p text:style-name="Standard"><text:s/>harry potter</text:p>
      <text:p text:style-name="Standard"><text:s/>war and peace</text:p>
      <text:p text:style-name="Standard"><text:s/>ROSE</text:p>
      <text:p text:style-name="Standard">(6 row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50:08.839635788</meta:creation-date>
    <dc:date>2022-04-04T11:04:10.247081235</dc:date>
    <meta:editing-duration>PT13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622" meta:character-count="5025" meta:non-whitespace-character-count="3668"/>
  </office:meta>
</office:document-meta>
</file>